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10000004DFFE6AFA82F8EE4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officeooo:rsid="00034ecd" officeooo:paragraph-rsid="00034ecd"/>
    </style:style>
    <style:style style:name="P2" style:family="paragraph" style:parent-style-name="Footer">
      <style:text-properties officeooo:rsid="00034ecd" officeooo:paragraph-rsid="00034ec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34ecd" officeooo:paragraph-rsid="00034ecd"/>
    </style:style>
    <style:style style:name="P6" style:family="paragraph" style:parent-style-name="Text_20_body">
      <style:text-properties officeooo:rsid="0005a81a" officeooo:paragraph-rsid="0005a81a"/>
    </style:style>
    <style:style style:name="P7" style:family="paragraph" style:parent-style-name="Text_20_body">
      <style:text-properties officeooo:rsid="000c6e26" officeooo:paragraph-rsid="000c6e26"/>
    </style:style>
    <style:style style:name="P8" style:family="paragraph" style:parent-style-name="Text_20_body">
      <style:text-properties officeooo:rsid="000d3993" officeooo:paragraph-rsid="000d3993"/>
    </style:style>
    <style:style style:name="P9" style:family="paragraph" style:parent-style-name="Title">
      <style:text-properties officeooo:rsid="00034ecd" officeooo:paragraph-rsid="00034ecd"/>
    </style:style>
    <style:style style:name="P10" style:family="paragraph" style:parent-style-name="Heading_20_1">
      <style:text-properties officeooo:rsid="000c6e26" officeooo:paragraph-rsid="000c6e26"/>
    </style:style>
    <style:style style:name="P11" style:family="paragraph" style:parent-style-name="Heading_20_1">
      <style:text-properties officeooo:rsid="000c6e26" officeooo:paragraph-rsid="000edcc7"/>
    </style:style>
    <style:style style:name="P12" style:family="paragraph" style:parent-style-name="Heading_20_1">
      <style:paragraph-properties fo:break-before="page"/>
      <style:text-properties style:font-name="Liberation Sans" fo:font-size="18.2000007629395pt" fo:font-weight="bold" officeooo:rsid="00034ecd" officeooo:paragraph-rsid="00034ecd" style:font-name-asian="Bitstream Vera Sans" style:font-size-asian="18.2000007629395pt" style:font-weight-asian="bold" style:font-name-complex="Bitstream Vera Sans" style:font-size-complex="18.2000007629395pt" style:font-weight-complex="bold"/>
    </style:style>
    <style:style style:name="P13" style:family="paragraph" style:parent-style-name="Text_20_body">
      <style:text-properties officeooo:rsid="000c6e26" officeooo:paragraph-rsid="00108412"/>
    </style:style>
    <style:style style:name="P14" style:family="paragraph" style:parent-style-name="Text_20_body">
      <style:text-properties officeooo:rsid="00108412" officeooo:paragraph-rsid="0015f059"/>
    </style:style>
    <style:style style:name="T1" style:family="text">
      <style:text-properties officeooo:rsid="00034f06"/>
    </style:style>
    <style:style style:name="T2" style:family="text">
      <style:text-properties style:text-position="super 58%"/>
    </style:style>
    <style:style style:name="T3" style:family="text">
      <style:text-properties officeooo:rsid="0005e298"/>
    </style:style>
    <style:style style:name="T4" style:family="text">
      <style:text-properties officeooo:rsid="0007bc8f"/>
    </style:style>
    <style:style style:name="T5" style:family="text">
      <style:text-properties officeooo:rsid="0008490d"/>
    </style:style>
    <style:style style:name="T6" style:family="text">
      <style:text-properties officeooo:rsid="00095536"/>
    </style:style>
    <style:style style:name="T7" style:family="text">
      <style:text-properties officeooo:rsid="000a3f87"/>
    </style:style>
    <style:style style:name="T8" style:family="text">
      <style:text-properties officeooo:rsid="000b37ef"/>
    </style:style>
    <style:style style:name="T9" style:family="text">
      <style:text-properties officeooo:rsid="000b7307"/>
    </style:style>
    <style:style style:name="T10" style:family="text">
      <style:text-properties officeooo:rsid="000d3993"/>
    </style:style>
    <style:style style:name="T11" style:family="text">
      <style:text-properties officeooo:rsid="000edcc7"/>
    </style:style>
    <style:style style:name="T12" style:family="text">
      <style:text-properties officeooo:rsid="00108412"/>
    </style:style>
    <style:style style:name="T13" style:family="text">
      <style:text-properties officeooo:rsid="00122e10"/>
    </style:style>
    <style:style style:name="T14" style:family="text">
      <style:text-properties officeooo:rsid="0013cccd"/>
    </style:style>
    <style:style style:name="T15" style:family="text">
      <style:text-properties officeooo:rsid="00143c95"/>
    </style:style>
    <style:style style:name="T16" style:family="text">
      <style:text-properties officeooo:rsid="0015f059"/>
    </style:style>
    <style:style style:name="T17" style:family="text">
      <style:text-properties officeooo:rsid="00166f35"/>
    </style:style>
    <style:style style:name="T18" style:family="text">
      <style:text-properties officeooo:rsid="0016acc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ournal of Quasa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3"><text:a xlink:type="simple" xlink:href="#__RefHeading___Toc117_1907504319" text:style-name="Index_20_Link" text:visited-style-name="Index_20_Link">23 August 2022<text:tab/>3</text:a></text:p>
        </text:index-body>
      </text:table-of-content>
      <text:p text:style-name="P5"/>
      <text:h text:style-name="P12" text:outline-level="1"><text:bookmark-start text:name="__RefHeading___Toc117_1907504319"/>23 August 2022 – <text:span text:style-name="T6">The Beginning</text:span><text:bookmark-end text:name="__RefHeading___Toc117_1907504319"/></text:h>
      <text:p text:style-name="P6">Today is the first day of my project called Quasar. I stared at first with setting up the project folder and all documents for documenting this project. My goal for this project to develop an apparatus which uses a camera and tip and tilt table for controlling a ping pong ball on it. My deadline I have set for my self is the 13<text:span text:style-name="T2">th</text:span> of November 2023 <text:span text:style-name="T3">and its done in my spare time. </text:span><text:span text:style-name="T4">For this project I will not create a timetable because, its a private goal of mine, and like I said, its done in my spare time.<text:line-break/>I have created a goals sheet </text:span><text:span text:style-name="T5">for writing down all important point I want to accomplish, and </text:span><text:span text:style-name="T7">something I </text:span><text:span text:style-name="T5">can use as a guide. </text:span><text:span text:style-name="T8">After that I started to setup a C project for vision system. It’s going to be a makefile based project using the Aravis project for image acquisition. But I have not finished it. I want to use a Linux distribution for the controller. This enables me to just install the runtime library package for Aravis and then I’m good to go. I have linked the headerfiles to VSCode, but haven’t had success compiling it, with the library included. </text:span><text:span text:style-name="T9">But it’s just a matter of finding the right library name for linking it to GCC.</text:span></text:p>
      <text:p text:style-name="P7">Time spent:<text:tab/>2h</text:p>
      <text:h text:style-name="P10" text:outline-level="1">24 August – <text:span text:style-name="T11">First connection</text:span></text:h>
      <text:p text:style-name="P8">I have continued on yesterdays problems. The problems I had resolved to be, missing include and linking flags in the Makefile. This took me longer than expected but, after I fixed it, I have copied some parts, of the Aravis examples, to test if I can acquire something. This worked like a charm after using the right Ethernet cable.. </text:p>
      <text:p text:style-name="P8"><draw:frame draw:style-name="fr1" draw:name="Image1" text:anchor-type="char" svg:width="17cm" svg:height="1.542cm" draw:z-index="0"><draw:image xlink:href="Pictures/10000000000003510000004DFFE6AFA82F8EE44A.png" xlink:type="simple" xlink:show="embed" xlink:actuate="onLoad" draw:mime-type="image/png"/></draw:frame></text:p>
      <text:p text:style-name="P7">Time spent:<text:tab/><text:span text:style-name="T10">1</text:span>h <text:span text:style-name="T10">30mins</text:span></text:p>
      <text:h text:style-name="P11" text:outline-level="1"><text:span text:style-name="T12">30</text:span> August – <text:span text:style-name="T12">First Stream</text:span></text:h>
      <text:p text:style-name="P14">Today I have played around a little bit more <text:span text:style-name="T13">to</text:span> get going with the Aravis library. Using the example projects I managed to capture 3 frames <text:span text:style-name="T13">from a a stream</text:span> and save them <text:span text:style-name="T13">as </text:span>files. <text:line-break/><text:span text:style-name="T14">This works</text:span> in two functions. The first function is the initialization function. Is in charge of connecting to the camera, <text:span text:style-name="T13">configuring it and starting a new, whats called a Signal. A Signal is som</text:span><text:span text:style-name="T15">e </text:span><text:span text:style-name="T13">sort of new thread. </text:span><text:span text:style-name="T16">C</text:span><text:span text:style-name="T13">reated </text:span><text:span text:style-name="T17">with</text:span><text:span text:style-name="T13"> the Gobject library.<text:line-break/></text:span><text:span text:style-name="T16">The second function is a callback function. Which is called every time a new frame is acquired form the stream.<text:line-break/></text:span><text:span text:style-name="T18">First the camera is set up to acquire Mono8 frames in the size of 125 by 125 pixels. Each frame in the stream triggers the callback function. Which saves the raw values to file. Additionally it counts to three and stopping the stream.<text:line-break/>This worked better than I expected, which makes me really happy.</text:span></text:p>
      <text:p text:style-name="P13"><text:soft-page-break/>Time spent:<text:tab/><text:span text:style-name="T12">2</text:span>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4ecd" officeooo:paragraph-rsid="00034ecd"/>
    </style:style>
    <style:style style:name="MP2" style:family="paragraph" style:parent-style-name="Footer">
      <style:text-properties officeooo:rsid="00034ecd" officeooo:paragraph-rsid="00034ecd"/>
    </style:style>
    <style:style style:name="MT1" style:family="text">
      <style:text-properties officeooo:rsid="00034f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ournal Quasar<text:tab/><text:tab/>23 <text:span text:style-name="MT1">August </text:span>2022</text:p>
      </style:header>
      <style:footer>
        <text:p text:style-name="MP2">Fabian Fröhlicher<text:tab/><text:tab/><text:page-number text:select-page="current">4</text:page-number> 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19:53:56.504027053</meta:creation-date>
    <meta:generator>LibreOffice/7.0.4.2$Linux_X86_64 LibreOffice_project/00$Build-2</meta:generator>
    <dc:date>2022-08-30T20:19:37.650842869</dc:date>
    <meta:editing-duration>PT1H16M43S</meta:editing-duration>
    <meta:editing-cycles>19</meta:editing-cycles>
    <meta:document-statistic meta:table-count="0" meta:image-count="1" meta:object-count="0" meta:page-count="4" meta:paragraph-count="14" meta:word-count="472" meta:character-count="2560" meta:non-whitespace-character-count="2095"/>
  </office:meta>
</office:document-meta>
</file>